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fo:background-color="transparent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91c73" fo:background-color="transparent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c77a7" fo:background-color="transparent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fo:font-weight="bold" officeooo:rsid="00182932" officeooo:paragraph-rsid="00691c73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20pt" fo:language="ru" fo:country="RU" officeooo:rsid="00182932" officeooo:paragraph-rsid="00182932" fo:background-color="transparent" style:font-size-asian="20pt" style:font-size-complex="20pt"/>
    </style:style>
    <style:style style:name="P6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fo:font-style="italic" officeooo:paragraph-rsid="00691c73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left="1cm" fo:margin-right="1cm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8" style:family="paragraph" style:parent-style-name="Standard">
      <style:paragraph-properties fo:margin-left="1cm" fo:margin-right="1cm" fo:text-indent="0.6cm" style:auto-text-indent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9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0" style:family="paragraph" style:parent-style-name="Standard">
      <style:paragraph-properties fo:margin-left="0.9cm" fo:text-align="justify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1" style:family="paragraph" style:parent-style-name="Standard">
      <style:paragraph-properties fo:margin-left="0.9cm" fo:text-align="justify" style:justify-single-word="false" fo:text-indent="0.7cm" style:auto-text-indent="false">
        <style:tab-stops/>
      </style:paragraph-properties>
      <style:text-properties style:use-window-font-color="true" loext:opacity="0%" fo:font-size="9pt" officeooo:paragraph-rsid="00691c73" fo:background-color="transparent" style:font-size-asian="9pt" style:font-size-complex="9pt"/>
    </style:style>
    <style:style style:name="P12" style:family="paragraph" style:parent-style-name="Standard">
      <style:paragraph-properties fo:margin-left="0.9cm" fo:text-align="justify" style:justify-single-word="false" fo:text-indent="0.7cm" style:auto-text-indent="false">
        <style:tab-stops/>
      </style:paragraph-properties>
      <style:text-properties style:use-window-font-color="true" loext:opacity="0%" fo:font-size="9pt" fo:language="ru" fo:country="RU" officeooo:rsid="0070023c" officeooo:paragraph-rsid="0070023c" fo:background-color="transparent" style:font-size-asian="9pt" style:font-size-complex="9pt"/>
    </style:style>
    <style:style style:name="P13" style:family="paragraph" style:parent-style-name="Standard">
      <style:paragraph-properties fo:margin-left="0.9cm" fo:text-align="start" style:justify-single-word="false" fo:text-indent="0cm" style:auto-text-indent="false">
        <style:tab-stops/>
      </style:paragraph-properties>
      <style:text-properties style:use-window-font-color="true" loext:opacity="0%" fo:font-size="9pt" fo:language="ru" fo:country="RU" officeooo:rsid="0070023c" officeooo:paragraph-rsid="0070023c" fo:background-color="transparent" style:font-size-asian="9pt" style:font-size-complex="9pt"/>
    </style:style>
    <style:style style:name="P14" style:family="paragraph" style:parent-style-name="Standard">
      <style:paragraph-properties fo:margin-left="1cm" fo:margin-right="1cm" fo:break-before="page">
        <style:tab-stops>
          <style:tab-stop style:position="0.998cm"/>
        </style:tab-stops>
      </style:paragraph-properties>
      <style:text-properties officeooo:paragraph-rsid="00691c73"/>
    </style:style>
    <style:style style:name="P15" style:family="paragraph" style:parent-style-name="Standard">
      <style:paragraph-properties fo:margin-left="0.9cm" fo:text-align="justify" style:justify-single-word="false">
        <style:tab-stops/>
      </style:paragraph-properties>
      <style:text-properties officeooo:paragraph-rsid="00691c7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9f247"/>
    </style:style>
    <style:style style:name="T3" style:family="text">
      <style:text-properties fo:language="en" fo:country="US" officeooo:rsid="005eb6a6"/>
    </style:style>
    <style:style style:name="T4" style:family="text">
      <style:text-properties officeooo:rsid="005eb6a6"/>
    </style:style>
    <style:style style:name="T5" style:family="text">
      <style:text-properties style:use-window-font-color="true" loext:opacity="0%" fo:font-size="10pt" fo:language="en" fo:country="US" fo:background-color="transparent" loext:char-shading-value="0" style:font-size-asian="10pt" style:font-size-complex="10pt"/>
    </style:style>
    <style:style style:name="T6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style:use-window-font-color="true" loext:opacity="0%" fo:font-size="10pt" fo:background-color="transparent" loext:char-shading-value="0" style:font-size-asian="10pt" style:font-size-complex="10pt"/>
    </style:style>
    <style:style style:name="T8" style:family="text">
      <style:text-properties style:use-window-font-color="true" loext:opacity="0%" fo:font-size="10pt" officeooo:rsid="006f338a" fo:background-color="transparent" loext:char-shading-value="0" style:font-size-asian="10pt" style:font-size-complex="10pt"/>
    </style:style>
    <style:style style:name="T9" style:family="text">
      <style:text-properties fo:font-size="18pt" fo:font-weight="bold" officeooo:rsid="00691c73" style:font-size-asian="18pt" style:font-weight-asian="bold" style:font-size-complex="18pt" style:font-weight-complex="bold"/>
    </style:style>
    <style:style style:name="T10" style:family="text">
      <style:text-properties officeooo:rsid="006d9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государственный университет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0">Материалы в</text:span>есенн<text:span text:style-name="T10">ей</text:span> научно-практическ<text:span text:style-name="T10">ой<text:line-break/></text:span>конференци<text:span text:style-name="T10">и</text:span> по вопросам информатики,<text:line-break/>математики, механики и астрономии</text:p>
      <text:p text:style-name="P2"><text:span text:style-name="T9">МАТ-МЕХ. НАУКА 2024</text:span><text:line-break/></text:p>
      <text:p text:style-name="P3">2<text:span text:style-name="T4">9 апреля </text:span>– <text:span text:style-name="T4">3</text:span> <text:span text:style-name="T4">мая</text:span> 202<text:span text:style-name="T4">4</text:span> г.<text:line-break/>Санкт-Петербур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1">Санкт-Петербург<text:line-break/>20<text:span text:style-name="T2">2</text:span><text:span text:style-name="T3">4</text:span></text:p>
      <text:p text:style-name="P14"><text:span text:style-name="Основной_20_шрифт_20_абзаца"><text:span text:style-name="T7">УДК 004; 51; 531</text:span></text:span><text:span text:style-name="Основной_20_шрифт_20_абзаца"><text:span text:style-name="T5">/534</text:span></text:span><text:span text:style-name="Основной_20_шрифт_20_абзаца"><text:span text:style-name="T7">; 52</text:span></text:span></text:p>
      <text:p text:style-name="P7">ББК 16; 22.1; 22.2; 22.6</text:p>
      <text:p text:style-name="P8">М34</text:p>
      <text:p text:style-name="P9"/>
      <text:p text:style-name="P6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7"/>
      <text:p text:style-name="P15"><text:span text:style-name="Основной_20_шрифт_20_абзаца"><text:span text:style-name="T6">Материалы весенней научно-практической конференции по вопросам информатики, математики, механики и астрономии «Мат-мех. Наука 2024»</text:span></text:span><text:span text:style-name="Основной_20_шрифт_20_абзаца"><text:span text:style-name="T7">. 29 апреля – 3 мая 2024 г. Санкт-Петербург — СПб.: Издательство ВВМ, 2024. — </text:span></text:span><office:annotation office:name="0" loext:resolved="false"><dc:creator>&lt;анонимный&gt;</dc:creator><dc:date>2020-12-20T17:44:00</dc:date><text:p>При изменении содержания не забывать обновлять!</text:p></office:annotation><text:span text:style-name="Основной_20_шрифт_20_абзаца"><text:span text:style-name="T7">2</text:span></text:span><text:span text:style-name="Основной_20_шрифт_20_абзаца"><text:span text:style-name="T8">30</text:span></text:span><text:span text:style-name="Основной_20_шрифт_20_абзаца"><text:span text:style-name="T7"> с.</text:span></text:span><office:annotation-end office:name="0"/></text:p>
      <text:p text:style-name="P10">ISBN 978-5-9651-1568-6</text:p>
      <text:p text:style-name="P10"/>
      <text:p text:style-name="P11">Тематика сборника затрагивает широкий круг актуальных проблем теоретической и прикладной математики, информатики, механики и астрономии. Цели конференции: представление результатов и организация научного общения преподавателей, ведущих учёных и молодых исследователей, апробация результатов студентов и аспирантов, установление и укрепление научных связей между исследовательскими группами.</text:p>
      <text:p text:style-name="P11">Для студентов и аспирантов естественно-научных специальностей.</text:p>
      <text:p text:style-name="P11"/>
      <text:p text:style-name="P12">Редакционная коллегия:</text:p>
      <text:p text:style-name="P13">профессор, д.ф.-м.н. А. Н. Терехов; доцент, к.т.н. М. В. Абрамов;<text:line-break/>профессор, д.ф.-м.н. И. Г. Бурова; доцент, д.ф.-м.н. Н. Э. Голяндина;<text:line-break/>профессор, д.ф.-м.н. С. М. Ермаков; профессор, д.ф.-м.н. Н. К. Кривулин;<text:line-break/>профессор, д.ф.-м.н., чл.-корр. РАН Н. В. Кузнецов;<text:line-break/>профессор, д.ф.-м.н. Е. В. Кустова; ст.преп., к.т.н. Ю. В. Литвинов;<text:line-break/>доцент, к.ф.-м.н. Д. В. Луцив<text:span text:style-name="T1">; </text:span>профессор, д.ф.-м.н. А. А. Макаров<text:span text:style-name="T1">;<text:line-break/></text:span>с.н.с., к.ф.-м.н. С. С. Савченко<text:span text:style-name="T1">; </text:span>ст. преп., к.т.н. С. Ю. Сартасов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H48M25S</meta:editing-duration>
    <meta:editing-cycles>72</meta:editing-cycles>
    <meta:generator>LibreOffice/24.2.4.2$Windows_X86_64 LibreOffice_project/51a6219feb6075d9a4c46691dcfe0cd9c4fff3c2</meta:generator>
    <dc:date>2024-07-01T10:15:40.431000000</dc:date>
    <meta:print-date>2024-06-28T16:08:27.932300425</meta:print-date>
    <meta:printed-by>Файлы PDF</meta:printed-by>
    <meta:document-statistic meta:table-count="0" meta:image-count="0" meta:object-count="0" meta:page-count="2" meta:paragraph-count="15" meta:word-count="193" meta:character-count="1576" meta:non-whitespace-character-count="1393"/>
    <meta:user-defined meta:name="Info 1"/>
    <meta:user-defined meta:name="Info 2"/>
    <meta:user-defined meta:name="Info 3"/>
    <meta:user-defined meta:name="Info 4"/>
  </office:meta>
</office:document-meta>
</file>